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2de0c" officeooo:paragraph-rsid="0002de0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026712964" text:style-name="L1">
        <text:list-item>
          <text:p text:style-name="P1">Что такое численное интегрирование?</text:p>
        </text:list-item>
        <text:list-item>
          <text:p text:style-name="P1">Какие методы есть?</text:p>
        </text:list-item>
        <text:list-item>
          <text:p text:style-name="P1">В чем заключается мето парабол?</text:p>
        </text:list-item>
        <text:list-item>
          <text:p text:style-name="P1">Что такое порядок точности метода? Какой порядок у этих методов?</text:p>
        </text:list-item>
        <text:list-item>
          <text:p text:style-name="P1">Как получены значения в таблице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6:34:12.034998473</meta:creation-date>
    <meta:generator>LibreOffice/6.0.7.3$Linux_X86_64 LibreOffice_project/00m0$Build-3</meta:generator>
    <dc:date>2020-03-12T17:00:40.255785488</dc:date>
    <meta:editing-duration>PT26M28S</meta:editing-duration>
    <meta:editing-cycles>1</meta:editing-cycles>
    <meta:document-statistic meta:table-count="0" meta:image-count="0" meta:object-count="0" meta:page-count="1" meta:paragraph-count="5" meta:word-count="32" meta:character-count="189" meta:non-whitespace-character-count="167"/>
  </office:meta>
</office:document-meta>
</file>